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33EEF01B4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csharpBG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csharpBG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draw:auto-grow-height="true" fo:min-height="3.1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loext:opacity="100%" fo:font-size="40pt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style:text-properties fo:color="#f6f9d4" loext:opacity="100%" fo:font-size="36pt" style:font-size-asian="36pt" style:font-size-complex="36pt"/>
    </style:style>
    <style:style style:name="P6" style:family="paragraph">
      <style:text-properties fo:color="#f6f9d4" loext:opacity="100%"/>
    </style:style>
    <style:style style:name="P7" style:family="paragraph">
      <style:paragraph-properties fo:margin-top="0.42cm" fo:margin-bottom="0.35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7cm" fo:margin-bottom="0.2cm" fo:text-indent="0cm"/>
      <style:text-properties fo:hyphenate="false" loext:hyphenation-no-caps="false"/>
    </style:style>
    <style:style style:name="P9" style:family="paragraph">
      <style:paragraph-properties fo:margin-top="0.42cm" fo:margin-bottom="0.35cm" style:writing-mode="lr-tb"/>
    </style:style>
    <style:style style:name="P10" style:family="paragraph">
      <loext:graphic-properties draw:fill-color="#ffffff"/>
      <style:paragraph-properties fo:margin-top="0.42cm" fo:margin-bottom="0.35cm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ff" loext:opacity="100%" fo:font-size="40pt" style:font-size-asian="40pt" style:font-size-complex="40pt"/>
    </style:style>
    <style:style style:name="T5" style:family="text">
      <style:text-properties fo:font-size="26.3999996185303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6f9d4" loext:opacity="100%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6f9d4" loext:opacity="100%"/>
    </style:style>
    <style:style style:name="T9" style:family="text">
      <style:text-properties fo:font-variant="normal" fo:text-transform="none" fo:color="#f6f9d4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" style:font-size-asian="40pt" style:font-style-asian="normal" style:font-weight-asian="bold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3.151cm" svg:x="1.399cm" svg:y="0.365cm" presentation:class="title" presentation:user-transformed="true">
          <draw:text-box>
            <text:p text:style-name="P1"><text:span text:style-name="T1">S.W.O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(No Sound) 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1cm" svg:height="3.151cm" svg:x="1.399cm" svg:y="0.365cm" presentation:class="title" presentation:user-transformed="true">
          <draw:text-box>
            <text:p text:style-name="P1"><text:span text:style-name="T1">S.W.O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draw:name="Media object 17" draw:style-name="gr2" draw:layer="layout" svg:width="0.254cm" svg:height="0.254cm" svg:x="0.254cm" svg:y="0.254cm">
          <draw:plugin xlink:href="../sound/s_0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(No Sound) </text:span></text:p>
            </draw:text-box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W.O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S Strengths</text:span></text:p>
                <text:p><text:span text:style-name="T8"/></text:p>
                <text:list>
                  <text:list-header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name="Media object 1" draw:style-name="gr2" draw:layer="layout" svg:width="0.254cm" svg:height="0.254cm" svg:x="0.254cm" svg:y="0.254cm">
          <draw:plugin xlink:href="../sound/s_S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S Strengths</text:span></text:p>
            </draw:text-box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W.O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S Strengths</text:span></text:p>
                <text:p><text:span text:style-name="T8"/></text:p>
                <text:list>
                  <text:list-item>
                    <text:p><text:span text:style-name="T8">Improved Readability</text:span></text:p>
                    <text:p><text:span text:style-name="T8"/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2" draw:style-name="gr2" draw:layer="layout" svg:width="0.254cm" svg:height="0.254cm" svg:x="0.254cm" svg:y="0.254cm">
          <draw:plugin xlink:href="../sound/s_S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Improved Readability: </text:span></text:p>
              <text:p text:style-name="P3"><text:span text:style-name="T5"/></text:p>
              <text:p text:style-name="P3"><text:span text:style-name="T5">Builder provides a step-by-step creation process, making </text:span><text:span text:style-name="T5">code more readable and maintainable for developers.</text:span></text:p>
            </draw:text-box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W.O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1cm" svg:height="9.133cm" svg:x="1.479cm" svg:y="3.567cm" presentation:class="outline" presentation:user-transformed="true">
          <draw:text-box>
            <text:list text:style-name="L3">
              <text:list-item>
                <text:p><text:span text:style-name="T7">S Strengths</text:span></text:p>
                <text:p><text:span text:style-name="T8"/></text:p>
                <text:list>
                  <text:list-item>
                    <text:p><text:span text:style-name="T8">Improved Readability</text:span></text:p>
                  </text:list-item>
                  <text:list-item>
                    <text:p><text:span text:style-name="T8">Complex Object Handling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3" draw:style-name="gr2" draw:layer="layout" svg:width="0.254cm" svg:height="0.254cm" svg:x="0.254cm" svg:y="0.254cm">
          <draw:plugin xlink:href="../sound/s_S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Complex Object Handling: </text:span></text:p>
              <text:p text:style-name="P3"><text:span text:style-name="T5"/></text:p>
              <text:p text:style-name="P3"><text:span text:style-name="T5">Handles the creation of complex objects with multiple </text:span><text:span text:style-name="T5">attributes, especially useful in C# projects.</text:span></text:p>
              <text:p text:style-name="P3"><text:span text:style-name="T5"/></text:p>
            </draw:text-box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W.O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S Strengths</text:span></text:p>
                <text:p><text:span text:style-name="T8"/></text:p>
                <text:list>
                  <text:list-item>
                    <text:p><text:span text:style-name="T8">Improved Readability</text:span></text:p>
                  </text:list-item>
                  <text:list-item>
                    <text:p><text:span text:style-name="T8">Complex Object Handling</text:span></text:p>
                  </text:list-item>
                  <text:list-item>
                    <text:p><text:span text:style-name="T8">Code Reusability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4" draw:style-name="gr2" draw:layer="layout" svg:width="0.254cm" svg:height="0.254cm" svg:x="0.254cm" svg:y="0.254cm">
          <draw:plugin xlink:href="../sound/s_S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Code Reusability: </text:span></text:p>
              <text:p text:style-name="P3"><text:span text:style-name="T5"/></text:p>
              <text:p text:style-name="P3"><text:span text:style-name="T5">Encourages reusability by separating construction logic from </text:span><text:span text:style-name="T5">the representation of the object itself.</text:span></text:p>
            </draw:text-box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</text:span><text:span text:style-name="T6">W</text:span><text:span text:style-name="T1">.O.T. </text:span><text:span text:style-name="T2">Analysis of the Builder Design </text:span><text:span text:style-name="T2">Pattern in C#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W Weaknesses</text:span></text:p>
                <text:p><text:span text:style-name="T8"/></text:p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name="Media object 5" draw:style-name="gr2" draw:layer="layout" svg:width="0.254cm" svg:height="0.254cm" svg:x="0.254cm" svg:y="0.254cm">
          <draw:plugin xlink:href="../sound/s_W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 text:style-name="P3"><text:span text:style-name="T5"><text:s/></text:span><text:span text:style-name="T5">W </text:span></text:p>
              <text:p text:style-name="P3"><text:span text:style-name="T5"/></text:p>
              <text:p text:style-name="P3"><text:span text:style-name="T5">Weakness</text:span></text:p>
            </draw:text-box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</text:span><text:span text:style-name="T6">W</text:span><text:span text:style-name="T1">.O.T. </text:span><text:span text:style-name="T2">Analysis of the Builder Design </text:span><text:span text:style-name="T2">Pattern in C#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W Weaknesses</text:span></text:p>
                <text:p><text:span text:style-name="T8"/></text:p>
                <text:list>
                  <text:list-item>
                    <text:p><text:span text:style-name="T8">Extra Classes: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6" draw:style-name="gr2" draw:layer="layout" svg:width="0.254cm" svg:height="0.254cm" svg:x="0.254cm" svg:y="0.254cm">
          <draw:plugin xlink:href="../sound/s_W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Extra Classes: </text:span></text:p>
              <text:p text:style-name="P3"><text:span text:style-name="T5"/></text:p>
              <text:p text:style-name="P3"><text:span text:style-name="T5">Requires additional classes or interfaces, increasing code </text:span><text:span text:style-name="T5">base size and complexity for small-scale applications.</text:span></text:p>
            </draw:text-box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</text:span><text:span text:style-name="T6">W</text:span><text:span text:style-name="T1">.O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W Weaknesses</text:span></text:p>
                <text:p><text:span text:style-name="T8"/></text:p>
                <text:list>
                  <text:list-item>
                    <text:p><text:span text:style-name="T8">Extra Classes</text:span></text:p>
                  </text:list-item>
                  <text:list-item>
                    <text:p><text:span text:style-name="T8">Increased Boilerplate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7" draw:style-name="gr2" draw:layer="layout" svg:width="0.254cm" svg:height="0.254cm" svg:x="0.254cm" svg:y="0.254cm">
          <draw:plugin xlink:href="../sound/s_W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Increased Boilerplate: </text:span></text:p>
              <text:p text:style-name="P3"><text:span text:style-name="T5"/></text:p>
              <text:p text:style-name="P3"><text:span text:style-name="T5">Can introduce excessive boilerplate code, especially when </text:span><text:span text:style-name="T5">creating simple objects in straightforward C# projects.</text:span></text:p>
            </draw:text-box>
          </draw:frame>
        </presentation:notes>
      </draw:page>
      <draw:page draw:name="page10" draw:style-name="dp5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</text:span><text:span text:style-name="T6">W</text:span><text:span text:style-name="T1">.O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W Weaknesses</text:span></text:p>
                <text:p><text:span text:style-name="T8"/></text:p>
                <text:list>
                  <text:list-item>
                    <text:p><text:span text:style-name="T8">Extra Classes</text:span></text:p>
                  </text:list-item>
                  <text:list-item>
                    <text:p><text:span text:style-name="T8">Increased Boilerplate</text:span></text:p>
                  </text:list-item>
                  <text:list-item>
                    <text:p><text:span text:style-name="T8">Learning Curve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8" draw:style-name="gr2" draw:layer="layout" svg:width="0.254cm" svg:height="0.254cm" svg:x="0.254cm" svg:y="0.254cm">
          <draw:plugin xlink:href="../sound/s_W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Learning Curve: </text:span></text:p>
              <text:p text:style-name="P3"><text:span text:style-name="T5"/></text:p>
              <text:p text:style-name="P3"><text:span text:style-name="T5">Developers unfamiliar with design patterns might find the </text:span><text:span text:style-name="T5">Builder pattern initially confusing or overly complicated.</text:span></text:p>
            </draw:text-box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</text:span><text:span text:style-name="T6">O</text:span><text:span text:style-name="T1">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O Opportunities</text:span></text:p>
                <text:p><text:span text:style-name="T8"/></text:p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name="Media object 9" draw:style-name="gr2" draw:layer="layout" svg:width="0.254cm" svg:height="0.254cm" svg:x="0.254cm" svg:y="0.254cm">
          <draw:plugin xlink:href="../sound/s_O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O </text:span></text:p>
              <text:p text:style-name="P3"><text:span text:style-name="T5">Opportunities </text:span></text:p>
            </draw:text-box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</text:span><text:span text:style-name="T6">O</text:span><text:span text:style-name="T1">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O Opportunities</text:span></text:p>
                <text:p><text:span text:style-name="T8"/></text:p>
                <text:list>
                  <text:list-item>
                    <text:p><text:span text:style-name="T8">C# Fluent Interfaces</text:span></text:p>
                    <text:p><text:span text:style-name="T8"/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10" draw:style-name="gr2" draw:layer="layout" svg:width="0.254cm" svg:height="0.254cm" svg:x="0.254cm" svg:y="0.254cm">
          <draw:plugin xlink:href="../sound/s_O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C# Fluent Interfaces: </text:span></text:p>
              <text:p text:style-name="P3"><text:span text:style-name="T5"/></text:p>
              <text:p text:style-name="P3"><text:span text:style-name="T5">Works seamlessly with fluent interfaces in C#, enhancing </text:span><text:span text:style-name="T5">code clarity and usability in method chaining.</text:span></text:p>
            </draw:text-box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</text:span><text:span text:style-name="T6">O</text:span><text:span text:style-name="T1">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O Opportunities</text:span></text:p>
                <text:p><text:span text:style-name="T8"/></text:p>
                <text:list>
                  <text:list-item>
                    <text:p><text:span text:style-name="T8">C# Fluent Interfaces</text:span></text:p>
                  </text:list-item>
                  <text:list-item>
                    <text:p><text:span text:style-name="T8">Cross-Platform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11" draw:style-name="gr2" draw:layer="layout" svg:width="0.254cm" svg:height="0.254cm" svg:x="0.254cm" svg:y="0.254cm">
          <draw:plugin xlink:href="../sound/s_O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7"><text:span text:style-name="T5"><text:s/></text:span><text:span text:style-name="T5">Cross-Platform: </text:span></text:p>
              <text:p text:style-name="P7"><text:span text:style-name="T5">Helps in creating platform-independent solutions, such as </text:span><text:span text:style-name="T5">building objects for .NET applications on multiple devices.</text:span></text:p>
            </draw:text-box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</text:span><text:span text:style-name="T6">O</text:span><text:span text:style-name="T1">.T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O Opportunities</text:span></text:p>
                <text:p><text:span text:style-name="T8"/></text:p>
                <text:list>
                  <text:list-item>
                    <text:p><text:span text:style-name="T8">C# Fluent Interfaces</text:span></text:p>
                  </text:list-item>
                  <text:list-item>
                    <text:p><text:span text:style-name="T8">Cross-Platform</text:span></text:p>
                  </text:list-item>
                  <text:list-item>
                    <text:p><text:span text:style-name="T8">Integration Potential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12" draw:style-name="gr2" draw:layer="layout" svg:width="0.254cm" svg:height="0.254cm" svg:x="0.254cm" svg:y="0.254cm">
          <draw:plugin xlink:href="../sound/s_O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Integration Potential: </text:span></text:p>
              <text:p text:style-name="P3"><text:span text:style-name="T5"/></text:p>
              <text:p text:style-name="P3"><text:span text:style-name="T5">Easily integrates with other patterns (e.g., Factory), enriching </text:span><text:span text:style-name="T5">architectural design choices in software development.</text:span></text:p>
            </draw:text-box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O.</text:span><text:span text:style-name="T6">T</text:span><text:span text:style-name="T1">. </text:span><text:span text:style-name="T2">Analysis of the Builder Design </text:span><text:span text:style-name="T2">Pattern in C#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T Threats</text:span></text:p>
                <text:p><text:span text:style-name="T8"/></text:p>
                <text:list>
                  <text:list-header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draw:frame draw:name="Media object 13" draw:style-name="gr2" draw:layer="layout" svg:width="0.254cm" svg:height="0.254cm" svg:x="0.254cm" svg:y="0.254cm">
          <draw:plugin xlink:href="../sound/s_T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T </text:span></text:p>
              <text:p text:style-name="P3"><text:span text:style-name="T5">Threats</text:span></text:p>
            </draw:text-box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O.</text:span><text:span text:style-name="T6">T</text:span><text:span text:style-name="T1">. </text:span><text:span text:style-name="T2">Analysis of the Builder Design </text:span><text:span text:style-name="T2">Pattern in C#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T Threats</text:span></text:p>
                <text:p><text:span text:style-name="T8"/></text:p>
                <text:list>
                  <text:list-item>
                    <text:p><text:span text:style-name="T8">Over Engineering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14" draw:style-name="gr2" draw:layer="layout" svg:width="0.254cm" svg:height="0.254cm" svg:x="0.254cm" svg:y="0.254cm">
          <draw:plugin xlink:href="../sound/s_T1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Alternative Patterns: </text:span></text:p>
              <text:p text:style-name="P3"><text:span text:style-name="T5"/></text:p>
              <text:p text:style-name="P3"><text:span text:style-name="T5">Other patterns like Factory may be more suitable for certain </text:span><text:span text:style-name="T5">object creation scenarios, threatening its adoption.</text:span></text:p>
            </draw:text-box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O.</text:span><text:span text:style-name="T6">T</text:span><text:span text:style-name="T1">. </text:span><text:span text:style-name="T2">Analysis of the Builder Design </text:span><text:span text:style-name="T2">Pattern in C#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T Threats</text:span></text:p>
                <text:p><text:span text:style-name="T8"/></text:p>
                <text:list>
                  <text:list-item>
                    <text:p><text:span text:style-name="T8">Over Engineering</text:span></text:p>
                  </text:list-item>
                  <text:list-item>
                    <text:p><text:span text:style-name="T8">Maintenance Risk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15" draw:style-name="gr2" draw:layer="layout" svg:width="0.254cm" svg:height="0.254cm" svg:x="0.254cm" svg:y="0.254cm">
          <draw:plugin xlink:href="../sound/s_T2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<text:s/></text:span><text:span text:style-name="T5">Maintenance Risk: </text:span></text:p>
              <text:p text:style-name="P3"><text:span text:style-name="T5"/></text:p>
              <text:p text:style-name="P3"><text:span text:style-name="T5">Multiple builders for different objects can increase </text:span><text:span text:style-name="T5">maintenance effort in rapidly evolving C# applications.</text:span></text:p>
            </draw:text-box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1">S.W.O.</text:span><text:span text:style-name="T6">T</text:span><text:span text:style-name="T1">.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6" draw:layer="layout" svg:width="25.191cm" svg:height="9.133cm" svg:x="1.399cm" svg:y="3.684cm" presentation:class="outline">
          <draw:text-box>
            <text:list text:style-name="L3">
              <text:list-item>
                <text:p><text:span text:style-name="T7">T Threats</text:span></text:p>
                <text:p><text:span text:style-name="T8"/></text:p>
                <text:list>
                  <text:list-item>
                    <text:p><text:span text:style-name="T8">Over Engineering</text:span></text:p>
                  </text:list-item>
                  <text:list-item>
                    <text:p><text:span text:style-name="T8">Maintenance Risk</text:span></text:p>
                  </text:list-item>
                  <text:list-item>
                    <text:p><text:span text:style-name="T8">Alternative Patterns: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name="Media object 16" draw:style-name="gr2" draw:layer="layout" svg:width="0.254cm" svg:height="0.254cm" svg:x="0.254cm" svg:y="0.254cm">
          <draw:plugin xlink:href="../sound/s_T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 text:style-name="P3"><text:span text:style-name="T5">Alternative Patterns: </text:span></text:p>
              <text:p text:style-name="P3"><text:span text:style-name="T5"/></text:p>
              <text:p text:style-name="P3"><text:span text:style-name="T5">Other patterns like Factory may be more suitable for certain </text:span><text:span text:style-name="T5">object creation scenarios, threatening its adoption.</text:span></text:p>
              <text:p text:style-name="P3"><text:span text:style-name="T5"/></text:p>
            </draw:text-box>
          </draw:frame>
        </presentation:notes>
      </draw:page>
      <draw:page draw:name="page19" draw:style-name="dp5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3.151cm" svg:x="1.399cm" svg:y="0.366cm" presentation:class="title" presentation:user-transformed="true">
          <draw:text-box>
            <text:p text:style-name="P1"><text:span text:style-name="T6">S</text:span><text:span text:style-name="T1">.</text:span><text:span text:style-name="T6">W.O.T.</text:span><text:span text:style-name="T1"> </text:span><text:span text:style-name="T2">Analysis of the Builder Design </text:span><text:span text:style-name="T2">Pattern in C#</text:span><text:span text:style-name="T3"> </text:span><text:span text:style-name="T4"><text:s/></text:span></text:p>
          </draw:text-box>
        </draw:frame>
        <draw:frame presentation:style-name="pr3" draw:text-style-name="P5" draw:layer="layout" svg:width="25.191cm" svg:height="9.133cm" svg:x="1.399cm" svg:y="3.684cm" presentation:class="outline">
          <draw:text-box>
            <text:list text:style-name="L3">
              <text:list-item>
                <text:p text:style-name="P8"><text:span text:style-name="T9">S: Strengths</text:span></text:p>
              </text:list-item>
              <text:list-item>
                <text:p text:style-name="P8"><text:span text:style-name="T9">W: Weaknesses</text:span></text:p>
              </text:list-item>
              <text:list-item>
                <text:p text:style-name="P8"><text:span text:style-name="T9">O: Opportunities</text:span></text:p>
              </text:list-item>
              <text:list-item>
                <text:p text:style-name="P8"><text:span text:style-name="T9">T: Threats</text:span></text:p>
                <text:p><text:span text:style-name="T8"/></text:p>
                <text:list>
                  <text:list-header>
                    <text:p><text:span text:style-name="T8"/></text:p>
                    <text:p><text:span text:style-name="T8"/></text:p>
                    <text:p><text:span text:style-name="T8"/></text:p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>
            <draw:text-box>
              <text:p text:style-name="P9"><text:span text:style-name="T10">This analysis highlights both practical and educational aspects of the Builder </text:span><text:span text:style-name="T10">pattern in C#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33EEF01B44.png" xlink:type="simple" xlink:show="embed" xlink:actuate="onLoad"/>
    <draw:fill-image draw:name="csharpBG" xlink:href="Pictures/10000000000003E800000233EEF01B4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5-04-26T12:56:36.918192596</dc:date>
    <meta:editing-duration>PT10H54M43S</meta:editing-duration>
    <meta:editing-cycles>37</meta:editing-cycles>
    <meta:document-statistic meta:object-count="112"/>
  </office:meta>
</office:document-meta>
</file>